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a2b" officeooo:paragraph-rsid="001ada2b"/>
    </style:style>
    <style:style style:name="P2" style:family="paragraph" style:parent-style-name="Standard">
      <style:paragraph-properties fo:break-before="page"/>
      <style:text-properties officeooo:rsid="001ada2b" officeooo:paragraph-rsid="001ada2b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nor Komorani</text:p>
      <text:p text:style-name="P1">Lab 6</text:p>
      <text:p text:style-name="P1">Jan 30<text:span text:style-name="T1">th</text:span> </text:p>
      <text:p text:style-name="P1"><text:line-break/></text:p>
      <text:p text:style-name="P2">Task #1</text:p>
      <text:p text:style-name="P1"/>
      <text:p text:style-name="P1">Python and Java have numerous differences between a list &amp; an array.</text:p>
      <text:p text:style-name="P1"/>
      <text:p text:style-name="P1">The first (obvious) one is that you can have any amount of data structures in a list. Something like <text:line-break/><text:line-break/>list = [“hi”, 5, False] <text:line-break/><text:line-break/>is valid in Python. Where in Java, your array has to be of the same datatype.</text:p>
      <text:p text:style-name="P1"/>
      <text:p text:style-name="P1">The way that the lists &amp; arrays are constructed is different too. With Python, you can simply name a variable (with no primitive data type like int, float, char) and assign a list to that using [] brackets. Where in Java, you have to first create a variable to hold that specific data type you wish to add in your array, and then use {} brackets</text:p>
      <text:p text:style-name="P1"/>
      <text:p text:style-name="P1">String[] names = {“Bob”, “Jimmy”, “Robert”};</text:p>
      <text:p text:style-name="P1"/>
      <text:p text:style-name="P1">above would be the Java code needed to store only one data type.</text:p>
      <text:p text:style-name="P1"/>
      <text:p text:style-name="P1">Some similarities are how you access the data in the structures. If you had a for loop iterating over the whole length of the array/list, you can access each element by using list[i] or names[i] where I would be a counter variable.</text:p>
      <text:p text:style-name="P1"/>
      <text:p text:style-name="P1">The structures also both have 0 indexing and the values are in each structure are mutable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8:03:41.709203053</meta:creation-date>
    <dc:date>2024-01-30T18:10:06.354967025</dc:date>
    <meta:editing-duration>PT6M25S</meta:editing-duration>
    <meta:editing-cycles>1</meta:editing-cycles>
    <meta:document-statistic meta:table-count="0" meta:image-count="0" meta:object-count="0" meta:page-count="2" meta:paragraph-count="12" meta:word-count="203" meta:character-count="1084" meta:non-whitespace-character-count="886"/>
    <meta:generator>LibreOffice/7.1.8.1$Linux_X86_64 LibreOffice_project/10$Build-1</meta:generator>
  </office:meta>
</office:document-meta>
</file>